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/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85.26" calcext:value-type="float">
            <text:p>8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8.76" calcext:value-type="float">
            <text:p>98.76</text:p>
          </table:table-cell>
          <table:table-cell table:formula="of:=13/20" office:value-type="float" office:value="0.65" calcext:value-type="float">
            <text:p>0.65</text:p>
          </table:table-cell>
          <table:table-cell office:value-type="string" calcext:value-type="string">
            <text:p>+1 Bonus Point</text:p>
          </table:table-cell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  <table:table-cell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table:formula="of:=83+10" office:value-type="float" office:value="93" calcext:value-type="float">
            <text:p>9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18">00/00/0000</text:date>, <text:time style:data-style-name="N2" text:time-value="17:09:46.20203472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4-18T17:10:09.321977655</dc:date>
    <meta:editing-duration>PT1H48M41S</meta:editing-duration>
    <meta:editing-cycles>25</meta:editing-cycles>
    <meta:document-statistic meta:table-count="1" meta:cell-count="146" meta:object-count="0"/>
  </office:meta>
</office:document-meta>
</file>